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2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3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4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5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6" style:family="paragraph" style:parent-style-name="Table_20_Contents">
      <style:text-properties fo:font-size="2pt" style:font-size-asian="2pt" style:font-size-complex="2pt"/>
    </style:style>
    <style:style style:name="P287" style:family="paragraph" style:parent-style-name="Table_20_Contents">
      <style:text-properties officeooo:paragraph-rsid="012610c3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  <style:style style:name="T113" style:family="text">
      <style:text-properties officeooo:rsid="012ab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4">1</text:span>—011игра</text:p>
      <text:p text:style-name="P11">20<text:span text:style-name="T54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><text:soft-page-break/></text:p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<text:soft-page-break/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3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88">Все кроме (K):</text:p>
      <text:p text:style-name="P2">F8AF — 1-й уровень Алисы. Каждые 8 байт — новый уровень.</text:p>
      <text:p text:style-name="P2">Всего 240 байт</text:p>
      <text:p text:style-name="P150"><text:bookmark-start text:name="__DdeLink__6228_866727538"/>DA38782018F60502<text:bookmark-end text:name="__DdeLink__6228_866727538"/>—30-й</text:p>
      <text:p text:style-name="P150"/>
      <text:p text:style-name="P290">K: F696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1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6"><text:soft-page-break/>3DF6E — map #0. 8 Bytes x 16 rows=0x80</text:p>
      <text:p text:style-name="P236">3FDED — последний байт</text:p>
      <text:p text:style-name="P236"/>
      <text:p text:style-name="P236">3D карт (больше чем думалось!!!)</text:p>
      <text:p text:style-name="P236"/>
      <text:p text:style-name="P237"/>
      <text:p text:style-name="P238">████████████████</text:p>
      <text:p text:style-name="P238">███████8████████</text:p>
      <text:p text:style-name="P238">███████0████████</text:p>
      <text:p text:style-name="P238">████D██5████████</text:p>
      <text:p text:style-name="P238">████0██0████████</text:p>
      <text:p text:style-name="P238">██000000000508██</text:p>
      <text:p text:style-name="P238">██0██0███0██████</text:p>
      <text:p text:style-name="P238">██5██D███D██████</text:p>
      <text:p text:style-name="P238">██0████D████D███</text:p>
      <text:p text:style-name="P238">██000██0████0███</text:p>
      <text:p text:style-name="P238">██0█000000000███</text:p>
      <text:p text:style-name="P238">██8██0███0██████</text:p>
      <text:p text:style-name="P238">██0██D███5██████</text:p>
      <text:p text:style-name="P238">██0██████0██████</text:p>
      <text:p text:style-name="P238">██C██████8██████</text:p>
      <text:p text:style-name="P238">████████████████</text:p>
      <text:p text:style-name="P238"/>
      <text:p text:style-name="P236"/>
      <text:p text:style-name="P236">████████████████</text:p>
      <text:p text:style-name="P236">████████████████</text:p>
      <text:p text:style-name="P236">████30007███████</text:p>
      <text:p text:style-name="P236">████████████████</text:p>
      <text:p text:style-name="P236">███000003███████</text:p>
      <text:p text:style-name="P236">█████0██████████</text:p>
      <text:p text:style-name="P236">████70██7███████</text:p>
      <text:p text:style-name="P236">█████0██0█7█████</text:p>
      <text:p text:style-name="P236">█████8██0000████</text:p>
      <text:p text:style-name="P236">█████0██8█0█████</text:p>
      <text:p text:style-name="P236">████████0█007███</text:p>
      <text:p text:style-name="P236">███████7██0█████</text:p>
      <text:p text:style-name="P236">█████0000007████</text:p>
      <text:p text:style-name="P236">███████0████████</text:p>
      <text:p text:style-name="P236">███████0████████</text:p>
      <text:p text:style-name="P236">███████0████████</text:p>
      <text:p text:style-name="P236"/>
      <text:p text:style-name="P236"/>
      <text:p text:style-name="P239">до подземелья</text:p>
      <text:p text:style-name="P23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4">0D6F6</text:p>
          </table:table-cell>
          <table:table-cell table:style-name="Таблица1.A1" office:value-type="string">
            <text:p text:style-name="P284"/>
          </table:table-cell>
        </table:table-row>
        <table:table-row>
          <table:table-cell table:style-name="Таблица1.A1" office:value-type="string">
            <text:p text:style-name="P284">0D6F7</text:p>
          </table:table-cell>
          <table:table-cell table:style-name="Таблица1.A1" office:value-type="string">
            <text:p text:style-name="P284"/>
          </table:table-cell>
        </table:table-row>
      </table:table>
      <text:p text:style-name="P23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4">30043</text:p>
          </table:table-cell>
          <table:table-cell table:style-name="Таблица2.A1" office:value-type="string">
            <text:p text:style-name="P284"/>
          </table:table-cell>
        </table:table-row>
      </table:table>
      <text:p text:style-name="P23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4">308C7</text:p>
          </table:table-cell>
          <table:table-cell table:style-name="Таблица3.A1" office:value-type="string">
            <text:p text:style-name="P284"/>
          </table:table-cell>
        </table:table-row>
      </table:table>
      <text:p text:style-name="P236"/>
      <text:p text:style-name="P236"/>
      <text:p text:style-name="P236"/>
      <text:p text:style-name="P240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4">311AC</text:p>
          </table:table-cell>
          <table:table-cell table:style-name="Таблица4.A1" office:value-type="string">
            <text:p text:style-name="P284"/>
          </table:table-cell>
        </table:table-row>
      </table:table>
      <text:p text:style-name="P23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4">31258</text:p>
          </table:table-cell>
          <table:table-cell table:style-name="Таблица5.A1" office:value-type="string">
            <text:p text:style-name="P284"/>
          </table:table-cell>
        </table:table-row>
      </table:table>
      <text:p text:style-name="P236"/>
      <text:p text:style-name="P23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4">3287D</text:p>
          </table:table-cell>
          <table:table-cell table:style-name="Таблица6.A1" office:value-type="string">
            <text:p text:style-name="P284"/>
          </table:table-cell>
        </table:table-row>
      </table:table>
      <text:p text:style-name="P236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84">32968</text:p>
          </table:table-cell>
          <table:table-cell table:style-name="Таблица7.A1" office:value-type="string">
            <text:p text:style-name="P284"/>
          </table:table-cell>
        </table:table-row>
      </table:table>
      <text:p text:style-name="P236"><text:soft-page-break/></text:p>
      <text:p text:style-name="P236"/>
      <text:p text:style-name="P236"/>
      <text:p text:style-name="P239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3">0D80C</text:p>
          </table:table-cell>
          <table:table-cell table:style-name="Таблица8.A1" office:value-type="string">
            <text:p text:style-name="P284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3">0D81E</text:p>
          </table:table-cell>
          <table:table-cell table:style-name="Таблица9.A1" office:value-type="string">
            <text:p text:style-name="P284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3">0EA4A</text:p>
          </table:table-cell>
          <table:table-cell table:style-name="Таблица10.A1" office:value-type="string">
            <text:p text:style-name="P284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4">0EA91</text:p>
          </table:table-cell>
          <table:table-cell table:style-name="Таблица11.A1" office:value-type="string">
            <text:p text:style-name="P284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3">0F5C9</text:p>
          </table:table-cell>
          <table:table-cell table:style-name="Таблица12.A1" office:value-type="string">
            <text:p text:style-name="P284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4">0F5D0</text:p>
          </table:table-cell>
          <table:table-cell table:style-name="Таблица13.A1" office:value-type="string">
            <text:p text:style-name="P284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3">0F621</text:p>
          </table:table-cell>
          <table:table-cell table:style-name="Таблица14.A1" office:value-type="string">
            <text:p text:style-name="P284">1</text:p>
          </table:table-cell>
        </table:table-row>
        <table:table-row>
          <table:table-cell table:style-name="Таблица14.A1" office:value-type="string">
            <text:p text:style-name="P284">0F622</text:p>
          </table:table-cell>
          <table:table-cell table:style-name="Таблица14.A1" office:value-type="string">
            <text:p text:style-name="P284">1</text:p>
          </table:table-cell>
        </table:table-row>
        <table:table-row>
          <table:table-cell table:style-name="Таблица14.A1" office:value-type="string">
            <text:p text:style-name="P284">0F623</text:p>
          </table:table-cell>
          <table:table-cell table:style-name="Таблица14.A1" office:value-type="string">
            <text:p text:style-name="P284">1</text:p>
          </table:table-cell>
        </table:table-row>
        <table:table-row>
          <table:table-cell table:style-name="Таблица14.A1" office:value-type="string">
            <text:p text:style-name="P284">0F624</text:p>
          </table:table-cell>
          <table:table-cell table:style-name="Таблица14.A1" office:value-type="string">
            <text:p text:style-name="P284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4">0FD83</text:p>
          </table:table-cell>
          <table:table-cell table:style-name="Таблица15.A1" office:value-type="string">
            <text:p text:style-name="P284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3">10B0F</text:p>
          </table:table-cell>
          <table:table-cell table:style-name="Таблица16.A1" office:value-type="string">
            <text:p text:style-name="P284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4">10ED3</text:p>
          </table:table-cell>
          <table:table-cell table:style-name="Таблица17.A1" office:value-type="string">
            <text:p text:style-name="P284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4">1C000</text:p>
          </table:table-cell>
          <table:table-cell table:style-name="Таблица18.A1" office:value-type="string">
            <text:p text:style-name="P284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4">1CA4A</text:p>
          </table:table-cell>
          <table:table-cell table:style-name="Таблица19.A1" office:value-type="string">
            <text:p text:style-name="P284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4">30000</text:p>
          </table:table-cell>
          <table:table-cell table:style-name="Таблица20.A1" office:value-type="string">
            <text:p text:style-name="P284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4">32C95</text:p>
          </table:table-cell>
          <table:table-cell table:style-name="Таблица21.A1" office:value-type="string">
            <text:p text:style-name="P284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4">3E06E</text:p>
          </table:table-cell>
          <table:table-cell table:style-name="Таблица22.A1" office:value-type="string">
            <text:p text:style-name="P284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4">3E0ED</text:p>
          </table:table-cell>
          <table:table-cell table:style-name="Таблица23.A1" office:value-type="string">
            <text:p text:style-name="P284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3">43AD8</text:p>
          </table:table-cell>
          <table:table-cell table:style-name="Таблица24.A1" office:value-type="string">
            <text:p text:style-name="P284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4">43DF7</text:p>
          </table:table-cell>
          <table:table-cell table:style-name="Таблица25.A1" office:value-type="string">
            <text:p text:style-name="P284">1</text:p>
          </table:table-cell>
        </table:table-row>
      </table:table>
      <text:p text:style-name="P156"/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ext:soft-page-break/>
        <table:table-row>
          <table:table-cell table:style-name="Таблица26.A1" office:value-type="string">
            <text:p text:style-name="P284">58568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9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A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B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C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D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E</text:p>
          </table:table-cell>
          <table:table-cell table:style-name="Таблица26.A1" office:value-type="string">
            <text:p text:style-name="P284">256</text:p>
          </table:table-cell>
        </table:table-row>
        <table:table-row>
          <table:table-cell table:style-name="Таблица26.A1" office:value-type="string">
            <text:p text:style-name="P284">5856F</text:p>
          </table:table-cell>
          <table:table-cell table:style-name="Таблица26.A1" office:value-type="string">
            <text:p text:style-name="P284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4">70480</text:p>
          </table:table-cell>
          <table:table-cell table:style-name="Таблица27.A1" office:value-type="string">
            <text:p text:style-name="P284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4">705FF</text:p>
          </table:table-cell>
          <table:table-cell table:style-name="Таблица28.A1" office:value-type="string">
            <text:p text:style-name="P284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4">00008</text:p>
          </table:table-cell>
          <table:table-cell table:style-name="Таблица33.A1" office:value-type="string">
            <text:p text:style-name="P284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4">0000E</text:p>
          </table:table-cell>
          <table:table-cell table:style-name="Таблица34.A1" office:value-type="string">
            <text:p text:style-name="P284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4">3A3E8</text:p>
          </table:table-cell>
          <table:table-cell table:style-name="Таблица35.A1" office:value-type="string">
            <text:p text:style-name="P284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4">3B2E7</text:p>
          </table:table-cell>
          <table:table-cell table:style-name="Таблица36.A1" office:value-type="string">
            <text:p text:style-name="P284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4">3BC68</text:p>
          </table:table-cell>
          <table:table-cell table:style-name="Таблица29.A1" office:value-type="string">
            <text:p text:style-name="P284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4">3BF5F</text:p>
          </table:table-cell>
          <table:table-cell table:style-name="Таблица30.A1" office:value-type="string">
            <text:p text:style-name="P284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4">7E8BD</text:p>
          </table:table-cell>
          <table:table-cell table:style-name="Таблица31.A1" office:value-type="string">
            <text:p text:style-name="P284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4">7FFFE</text:p>
          </table:table-cell>
          <table:table-cell table:style-name="Таблица32.A1" office:value-type="string">
            <text:p text:style-name="P284">1</text:p>
          </table:table-cell>
        </table:table-row>
      </table:table>
      <text:p text:style-name="P156"/>
      <text:p text:style-name="P160"/>
      <text:p text:style-name="P161"/>
      <text:p text:style-name="P280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4">0FD9B</text:p>
          </table:table-cell>
          <table:table-cell table:style-name="Таблица42.A1" office:value-type="string">
            <text:p text:style-name="P284">1</text:p>
          </table:table-cell>
        </table:table-row>
      </table:table>
      <text:p text:style-name="P163">82</text:p>
      <text:p text:style-name="P161"/>
      <text:p text:style-name="P161"/>
      <text:p text:style-name="P166">58000-<text:span text:style-name="T62">58338 — большие тайлы 4x4</text:span></text:p>
      <text:p text:style-name="P166"/>
      <text:p text:style-name="P166"><text:soft-page-break/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1">трава, верт. стена</text:span></text:p>
      <text:p text:style-name="P166">7 02 08 02 08 0C 00 0D 00 — <text:span text:style-name="T61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8">голубой домик</text:span></text:p>
      <text:p text:style-name="P167">F 24 00 25 00 26 00 27 00 <text:s/><text:span text:style-name="T58">голубой домик</text:span></text:p>
      <text:p text:style-name="P166"><text:span text:style-name="T61">10 </text:span>28 00 29 00 2A 00 2B 00 — <text:span text:style-name="T61">нижняя часть голубого дома слева</text:span></text:p>
      <text:p text:style-name="P167"><text:span text:style-name="T61">11 </text:span>2C 00 2D 00 2E 00 2F 00 — <text:span text:style-name="T61">нижняя часть голубого дома справа</text:span></text:p>
      <text:p text:style-name="P166"><text:span text:style-name="T61">12 </text:span>30 00 31 00 32 00 33 00 </text:p>
      <text:p text:style-name="P166"><text:span text:style-name="T61">13 </text:span>34 00 35 00 01 00 36 00 </text:p>
      <text:p text:style-name="P166"><text:span text:style-name="T61">14 </text:span>37 00 38 00 39 00 3A 00 </text:p>
      <text:p text:style-name="P166"><text:span text:style-name="T61">15 </text:span>3B 00 3C 00 3D 00 3E 00 </text:p>
      <text:p text:style-name="P167"><text:span text:style-name="T61">16 </text:span>3F 00 40 00 41 00 42 00 <text:s/><text:span text:style-name="T58">EXIT</text:span></text:p>
      <text:p text:style-name="P167"><text:span text:style-name="T61">17 </text:span>43 00 44 00 45 00 46 00 <text:s/><text:span text:style-name="T58">EXIT</text:span></text:p>
      <text:p text:style-name="P166"><text:span text:style-name="T61">18 </text:span>47 00 48 00 49 00 4A 00 </text:p>
      <text:p text:style-name="P166"><text:span text:style-name="T61">19 </text:span>4B 00 4C 00 4D 00 4E 00 </text:p>
      <text:p text:style-name="P166"><text:span text:style-name="T61">1A </text:span>4F 00 50 00 51 00 52 00 </text:p>
      <text:p text:style-name="P166"><text:span text:style-name="T61">1B </text:span>53 00 54 00 55 00 56 00 </text:p>
      <text:p text:style-name="P166"><text:span text:style-name="T61">1C </text:span>57 00 58 00 59 00 5A 00 </text:p>
      <text:p text:style-name="P166"><text:span text:style-name="T61">1D </text:span>5B 00 5C 00 5D 00 5E 00 </text:p>
      <text:p text:style-name="P166"><text:span text:style-name="T61">1E </text:span>5F 00 60 00 61 00 62 00 </text:p>
      <text:p text:style-name="P166"><text:span text:style-name="T61">1F </text:span>63 00 64 00 65 00 66 00</text:p>
      <text:p text:style-name="P168">20 <text:span text:style-name="T57">5F 00 60 00 61 00 62 00 </text:span></text:p>
      <text:p text:style-name="P164"><text:span text:style-name="T61">21 </text:span>63 00 64 00 65 00 66 00 <text:span text:style-name="T58">SHOP</text:span></text:p>
      <text:p text:style-name="P164"><text:span text:style-name="T61">22 </text:span>67 00 68 00 69 00 6A 00 <text:span text:style-name="T58">SHOP</text:span></text:p>
      <text:p text:style-name="P164"><text:span text:style-name="T61">23 </text:span>6B 00 6C 00 6D 00 6E 00 <text:span text:style-name="T58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9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8E 00 8F 00 90 00 91 00 </text:p>
      <text:p text:style-name="P169">вход трубы (арка) ниже</text:p>
      <text:p text:style-name="P172">92 00 8C 00 93 00 94 00</text:p>
      <text:p text:style-name="P169"><text:soft-page-break/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4">6001C</text:p>
          </table:table-cell>
          <table:table-cell table:style-name="Таблица38.A1" office:value-type="string">
            <text:p text:style-name="P284">1</text:p>
          </table:table-cell>
        </table:table-row>
        <table:table-row>
          <table:table-cell table:style-name="Таблица38.A1" office:value-type="string">
            <text:p text:style-name="P284">6001D</text:p>
          </table:table-cell>
          <table:table-cell table:style-name="Таблица38.A1" office:value-type="string">
            <text:p text:style-name="P284">1</text:p>
          </table:table-cell>
        </table:table-row>
        <table:table-row>
          <table:table-cell table:style-name="Таблица38.A1" office:value-type="string">
            <text:p text:style-name="P284">6001E</text:p>
          </table:table-cell>
          <table:table-cell table:style-name="Таблица38.A1" office:value-type="string">
            <text:p text:style-name="P284">1</text:p>
          </table:table-cell>
        </table:table-row>
        <table:table-row>
          <table:table-cell table:style-name="Таблица38.A1" office:value-type="string">
            <text:p text:style-name="P284">6001F</text:p>
          </table:table-cell>
          <table:table-cell table:style-name="Таблица38.A1" office:value-type="string">
            <text:p text:style-name="P284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4">6002E</text:p>
          </table:table-cell>
          <table:table-cell table:style-name="Таблица39.A1" office:value-type="string">
            <text:p text:style-name="P284">1</text:p>
          </table:table-cell>
        </table:table-row>
        <table:table-row>
          <table:table-cell table:style-name="Таблица39.A1" office:value-type="string">
            <text:p text:style-name="P284">6002F</text:p>
          </table:table-cell>
          <table:table-cell table:style-name="Таблица39.A1" office:value-type="string">
            <text:p text:style-name="P284">1</text:p>
          </table:table-cell>
        </table:table-row>
        <table:table-row>
          <table:table-cell table:style-name="Таблица39.A1" office:value-type="string">
            <text:p text:style-name="P284">60030</text:p>
          </table:table-cell>
          <table:table-cell table:style-name="Таблица39.A1" office:value-type="string">
            <text:p text:style-name="P284">1</text:p>
          </table:table-cell>
        </table:table-row>
        <table:table-row>
          <table:table-cell table:style-name="Таблица39.A1" office:value-type="string">
            <text:p text:style-name="P284">60031</text:p>
          </table:table-cell>
          <table:table-cell table:style-name="Таблица39.A1" office:value-type="string">
            <text:p text:style-name="P284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4">6016E</text:p>
          </table:table-cell>
          <table:table-cell table:style-name="Таблица40.A1" office:value-type="string">
            <text:p text:style-name="P284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4">6029B</text:p>
          </table:table-cell>
          <table:table-cell table:style-name="Таблица41.A1" office:value-type="string">
            <text:p text:style-name="P285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4">6038E</text:p>
          </table:table-cell>
          <table:table-cell table:style-name="Таблица43.A1" office:value-type="string">
            <text:p text:style-name="P284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4">604CA</text:p>
          </table:table-cell>
          <table:table-cell table:style-name="Таблица44.A1" office:value-type="string">
            <text:p text:style-name="P284">1</text:p>
          </table:table-cell>
        </table:table-row>
      </table:table>
      <text:p text:style-name="P163">1x</text:p>
      <text:p text:style-name="P163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<text:soft-page-break/>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0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2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<text:soft-page-break/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><text:soft-page-break/></text:p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2">"Phantasy Star" RLE</text:p>
      <text:p text:style-name="P282">This format is used to compress both tiles and tilemap data.</text:p>
      <text:p text:style-name="P282">The data is deinterleaved, and each bitplane is then classified into runs of consecutive identical bytes,</text:p>
      <text:p text:style-name="P282">and runs of consecutive non-identical bytes. Any runs of more than 127 bytes are split into multiple runs.</text:p>
      <text:p text:style-name="P282">They are then stored in the format:</text:p>
      <text:p text:style-name="P282">%0nnnnnnn dd <text:s text:c="9"/>; run of n consecutive identical bytes, value dd</text:p>
      <text:p text:style-name="P282">%1nnnnnnn dd dd dd... ; run of n consecutive non-identical bytes; values follow</text:p>
      <text:p text:style-name="P281">%00000000 <text:s text:c="12"/>; end of bitplane</text:p>
      <text:p text:style-name="P176"/>
      <text:p text:style-name="P176"/>
      <text:p text:style-name="P176"/>
      <text:p text:style-name="P180"><text:span text:style-name="T69">0x58000-0x5856F</text:span> — Big tiles (All cities, villages) = 2x2 tile<text:span text:style-name="T68">maps</text:span></text:p>
      <text:p text:style-name="P180">Count: 174</text:p>
      <text:p text:style-name="P180">Example (2): <text:span text:style-name="T67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2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1">//Data <text:s/>| Unused | Priority | Palette | Vertical flip | Horizontal flip | <text:s text:c="3"/>Tile number <text:s text:c="2"/>|</text:p>
      <text:p text:style-name="P177"><text:span text:style-name="T69">0x58570</text:span><text:span text:style-name="T70">-0x5AC7C</text:span><text:span text:style-name="T79"> 4 bitplanes for tiles. RLE compressed</text:span></text:p>
      <text:p text:style-name="P182">Example:</text:p>
      <text:p text:style-name="P183"><text:span text:style-name="T63">58573<text:tab/><text:tab/></text:span>10 00 80 00 08 00 02 00 <text:span text:style-name="T63">трава</text:span></text:p>
      <text:p text:style-name="P184"><text:soft-page-break/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9">=<text:tab/>000</text:span><text:span text:style-name="T70">F</text:span><text:span text:style-name="T79">0000</text:span></text:p>
      <text:p text:style-name="P185">00000000<text:tab/>00001000<text:tab/>00001000<text:tab/>00001000<text:tab/><text:span text:style-name="T79">=<text:tab/>0000</text:span><text:span text:style-name="T70">E</text:span><text:span text:style-name="T79">000</text:span></text:p>
      <text:p text:style-name="P185">10000000<text:tab/>10000000<text:tab/>10000000<text:tab/>10000000<text:tab/><text:span text:style-name="T79">=<text:tab/></text:span><text:span text:style-name="T70">F</text:span><text:span text:style-name="T79">0000000</text:span></text:p>
      <text:p text:style-name="P185">00000000<text:tab/>00000010<text:tab/>00000010<text:tab/>00000010<text:tab/><text:span text:style-name="T79">=<text:tab/>000000</text:span><text:span text:style-name="T70">E</text:span><text:span text:style-name="T79">0</text:span></text:p>
      <text:p text:style-name="P185">00001000<text:tab/>00001000<text:tab/>00001000<text:tab/>00001000<text:tab/><text:span text:style-name="T79">=<text:tab/>0000</text:span><text:span text:style-name="T70">F</text:span><text:span text:style-name="T79">000</text:span></text:p>
      <text:p text:style-name="P185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5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5">00000000<text:tab/>00000000<text:tab/>00000000<text:tab/>00000000<text:tab/><text:span text:style-name="T79">=<text:tab/>00000000</text:span></text:p>
      <text:p text:style-name="P186">складываются биты, <text:span text:style-name="T64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9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<text:soft-page-break/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<text:soft-page-break/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<text:soft-page-break/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<text:soft-page-break/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<text:soft-page-break/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<text:soft-page-break/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<text:soft-page-break/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0x7E8BD-0x7FFFE 5953 256</text:p>
      <text:p text:style-name="P176"/>
      <text:p text:style-name="P176"/>
      <text:p text:style-name="P176"/>
      <text:p text:style-name="P181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8"><text:bookmark-start text:name="__DdeLink__3666_1053501323"/><text:bookmark-start text:name="__DdeLink__3662_1053501323"/><text:span text:style-name="T69">0x58570</text:span><text:bookmark-end text:name="__DdeLink__3666_1053501323"/><text:bookmark-end text:name="__DdeLink__3662_1053501323"/><text:span text:style-name="T70">-0x5AC7C</text:span><text:span text:style-name="T79"> - 4 BitPlanes for tiles (RLE compressed)</text:span></text:p>
      <text:p text:style-name="P178"/>
      <text:p text:style-name="P189"><text:bookmark-start text:name="__DdeLink__3656_1465995002"/><text:soft-page-break/><text:span text:style-name="T69">0x60000-0x600A1</text:span> - MapPiece pointers #0<text:bookmark-end text:name="__DdeLink__3656_1465995002"/></text:p>
      <text:p text:style-name="P190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0"><text:span text:style-name="T71">0x60762-0x60803</text:span> - MapPiece pointers #<text:span text:style-name="T81">1</text:span></text:p>
      <text:p text:style-name="P191"><text:span text:style-name="T71">0x60804-0x60F41</text:span> - MapPieces #1 <text:span text:style-name="T82">(RLE compressed)</text:span></text:p>
      <text:p text:style-name="P190"><text:span text:style-name="T71">0x60F42-0x60FE3</text:span> - MapPiece pointers #<text:span text:style-name="T81">2</text:span></text:p>
      <text:p text:style-name="P191"><text:span text:style-name="T71">0x60FE4-0x613D8</text:span> - MapPieces #2 <text:span text:style-name="T82">(RLE compressed)</text:span></text:p>
      <text:p text:style-name="P190"><text:span text:style-name="T71">0x613D9-0x6147A</text:span> - MapPiece pointers #<text:span text:style-name="T81">3</text:span></text:p>
      <text:p text:style-name="P191"><text:span text:style-name="T71">0x6147B-0x61C06</text:span> - MapPieces #3 <text:span text:style-name="T82">(RLE compressed)</text:span></text:p>
      <text:p text:style-name="P190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1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0"><text:span text:style-name="T71">0x61D8B-0x61E2C</text:span> - MapPiece pointers #<text:span text:style-name="T81">5</text:span></text:p>
      <text:p text:style-name="P191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0"><text:span text:style-name="T71">0x62250-0x622F1</text:span> - MapPiece pointers #<text:span text:style-name="T81">6</text:span></text:p>
      <text:p text:style-name="P192"><text:span text:style-name="T71">0x622F2-0x62483</text:span> - MapPieces #<text:span text:style-name="T81">6</text:span> <text:span text:style-name="T82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5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6">Необходимо отыскать карты планет. Скорее всего, они сделаны по такому же принципу.</text:span></text:p>
      <text:p text:style-name="P179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8"/>
      <text:p text:style-name="P207"><text:span text:style-name="T69">38000-</text:span><text:span text:style-name="T73">3A3E7</text:span> <text:span text:style-name="T85">—</text:span> карта <text:span text:style-name="T90">Дезориса</text:span></text:p>
      <text:p text:style-name="P200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<text:soft-page-break/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9">70000-70A7F</text:span> — спрайты Алисы, <text:span text:style-name="T92">Лутза, Тайлона, Мау</text:span></text:p>
      <text:p text:style-name="P199"><text:span text:style-name="T86"><text:s text:c="6"/></text:span><text:span text:style-name="T72">726BF</text:span><text:span text:style-name="T86"> — последний спрайт героя</text:span></text:p>
      <text:p text:style-name="P179"/>
      <text:p text:style-name="P195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7"><text:bookmark-start text:name="__DdeLink__3670_1053501323"/><text:bookmark-start text:name="__DdeLink__3668_1053501323"/><text:bookmark-start text:name="__DdeLink__3590_882602760"/><text:span text:style-name="T75">747B8</text:span><text:bookmark-end text:name="__DdeLink__3670_1053501323"/><text:bookmark-end text:name="__DdeLink__3668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9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9">$00 $3F $2B $0B $2F $37 $0F $38 $34 $06 $01 $2A $25 $00 $00</text:span></text:p>
      <text:p text:style-name="P215"/>
      <text:p text:style-name="P244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9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9">$06 $F7 $F7 $FF $FF $07 $07 $00 $AA $08 $AB $00 $AC $08 $AD $00</text:span></text:p>
      <text:p text:style-name="P216"><text:tab/>.db <text:span text:style-name="T69">$AE $08 $AF</text:span></text:p>
      <text:p text:style-name="P216"><text:tab/></text:p>
      <text:p text:style-name="P216">; 3rd entry of Pointer Table from D6F4 (indexed by _RAM_C800_)<text:tab/></text:p>
      <text:p text:style-name="P216"><text:soft-page-break/>; Data from D81F to D831 (19 bytes)<text:tab/></text:p>
      <text:p text:style-name="P216">_DATA_D81F_:<text:tab/></text:p>
      <text:p text:style-name="P216"><text:tab/>.db <text:span text:style-name="T69">$06 $F7 $F7 $FF $FF $07 $07 $00 $B0 $08 $B1 $00 $B2 $08 $B3 $00</text:span></text:p>
      <text:p text:style-name="P216"><text:tab/>.db <text:span text:style-name="T69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9">$06 $F7 $F7 $FF $FF $07 $07 $00 $B6 $08 $B7 $00 $B8 $08 $B9 $00</text:span></text:p>
      <text:p text:style-name="P216"><text:tab/>.db <text:span text:style-name="T69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9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3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9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><text:soft-page-break/></text:p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ext:soft-page-break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<text:soft-page-break/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5"/>
      <text:p text:style-name="P226"/>
      <text:p text:style-name="P235">10<text:tab/>0<text:span text:style-name="T101">001 0000</text:span><text:tab/>пусто</text:p>
      <text:p text:style-name="P227"><text:bookmark-start text:name="__DdeLink__5465_978289678"/>12<text:tab/>0001 0010<text:bookmark-end text:name="__DdeLink__5465_978289678"/><text:tab/><text:span text:style-name="T96">трава</text:span></text:p>
      <text:p text:style-name="P232">13<text:tab/><text:tab/><text:tab/>деревья, горы, непроходимые<text:span text:style-name="T99"> (глобальная карта)</text:span></text:p>
      <text:p text:style-name="P227">16<text:tab/>0001 0110<text:tab/><text:span text:style-name="T96">травка, та, что за пределами локаций, вызывающая выход</text:span></text:p>
      <text:p text:style-name="P230">1A<text:tab/>0001 1010<text:tab/><text:span text:style-name="T96">суэло; вход в пещеру, города, аэропорты (глобальная карта)</text:span></text:p>
      <text:p text:style-name="P231">22<text:tab/><text:span text:style-name="T101">0010 0010</text:span><text:tab/>деревья (проходимые)</text:p>
      <text:p text:style-name="P233">26<text:tab/><text:span text:style-name="T101">0010 0110</text:span><text:tab/>деревья - фз</text:p>
      <text:p text:style-name="P233">31<text:tab/><text:span text:style-name="T101">0011 0001</text:span><text:tab/>водица, волны</text:p>
      <text:p text:style-name="P233">32<text:tab/><text:span text:style-name="T101">0011 0010</text:span><text:tab/>взлётные площадки, кустики, стекло</text:p>
      <text:p text:style-name="P234">40<text:tab/><text:span text:style-name="T101">0100 0000</text:span><text:tab/>берег и чуть воды</text:p>
      <text:p text:style-name="P233">41<text:tab/><text:span text:style-name="T101">0100 0001</text:span><text:tab/>вода и чуть берега</text:p>
      <text:p text:style-name="P235">43<text:tab/><text:span text:style-name="T101">0100 0011</text:span><text:tab/>камни на берегу</text:p>
      <text:p text:style-name="P231">52<text:tab/><text:span text:style-name="T101">0101 0010</text:span><text:tab/>пустыня</text:p>
      <text:p text:style-name="P233">53<text:tab/><text:span text:style-name="T101">0101 0011</text:span><text:tab/>верх пустынной пещеры</text:p>
      <text:p text:style-name="P233">56<text:tab/><text:span text:style-name="T101">0101 0110</text:span><text:tab/>муравьиный лев</text:p>
      <text:p text:style-name="P233">5A<text:tab/><text:span text:style-name="T101">0101 1010</text:span><text:tab/>вход пустынной пещеры</text:p>
      <text:p text:style-name="P233">62<text:tab/><text:span text:style-name="T101">0110 0010</text:span><text:tab/>газ? <text:span text:style-name="T100">Что-то зелёное, так же снег, проходимый</text:span></text:p>
      <text:p text:style-name="P233">63<text:tab/><text:span text:style-name="T101">0110 0011</text:span><text:tab/>верх ледяной пещеры</text:p>
      <text:p text:style-name="P235">66<text:tab/><text:span text:style-name="T101">0110 0110</text:span><text:tab/>крошащийся лёд</text:p>
      <text:p text:style-name="P233">6A<text:tab/><text:span text:style-name="T101">0110 1010</text:span><text:tab/>вход ледяной пещеры, <text:span text:style-name="T100">квестовая ёлка</text:span></text:p>
      <text:p text:style-name="P233">74<text:tab/><text:span text:style-name="T101">0111 0100</text:span><text:tab/>лава</text:p>
      <text:p text:style-name="P227">82<text:tab/>1000 0010<text:tab/><text:span text:style-name="T96">пусто, плиты, дорога</text:span></text:p>
      <text:p text:style-name="P227">83<text:tab/>1000 0011<text:tab/><text:span text:style-name="T96">непроходимый объект</text:span></text:p>
      <text:p text:style-name="P229">8A<text:tab/><text:span text:style-name="T94">1000 1010<text:tab/>двери домов, ноги людей, дома на глобальной карте</text:span></text:p>
      <text:p text:style-name="P227"><text:soft-page-break/>92<text:tab/>1001 0010<text:tab/><text:span text:style-name="T96">сыра земля (коричн)</text:span></text:p>
      <text:p text:style-name="P227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8">9A<text:tab/>1001 1010<text:tab/><text:span text:style-name="T96">ноги людей, двери домов (коричн), дома на карте</text:span></text:p>
      <text:p text:style-name="P227">A2<text:tab/>1010 0010<text:tab/><text:span text:style-name="T97">головы грузчиков</text:span></text:p>
      <text:p text:style-name="P227">A3<text:tab/>1010 0011<text:tab/><text:span text:style-name="T97">столбы в аэропорту</text:span></text:p>
      <text:p text:style-name="P227">A4<text:tab/>1010 0100<text:tab/><text:span text:style-name="T97">люк в аэропорту</text:span></text:p>
      <text:p text:style-name="P227">AA<text:tab/>1010 1010<text:tab/><text:span text:style-name="T97">корабли на ВПП, ноги грузчиков</text:span></text:p>
      <text:p text:style-name="P250">B2<text:tab/><text:span text:style-name="T101">1011 0010</text:span><text:tab/><text:span text:style-name="T99">высохшие деревья (проходимые)</text:span></text:p>
      <text:p text:style-name="P251">B6<text:tab/><text:span text:style-name="T101">1011 0110</text:span><text:tab/><text:span text:style-name="T100">вероятно газ</text:span></text:p>
      <text:p text:style-name="P252">С2<text:tab/><text:span text:style-name="T101">1100 0010</text:span><text:tab/>ёлка в снегу (декорация)</text:p>
      <text:p text:style-name="P250"/>
      <text:p text:style-name="P253">04<text:tab/>0100<text:tab/>landrover</text:p>
      <text:p text:style-name="P253">08<text:tab/>1000<text:tab/>hovercraft</text:p>
      <text:p text:style-name="P253">0C<text:tab/>1100<text:tab/>ice digger</text:p>
      <text:p text:style-name="P250"/>
      <text:p text:style-name="P249">0010<text:tab/>проходимые объекты</text:p>
      <text:p text:style-name="P249">0011<text:tab/>непроходимые объекты</text:p>
      <text:p text:style-name="P249">0110<text:tab/>проходимые объекты??</text:p>
      <text:p text:style-name="P249">1010<text:tab/>интерактивные проходимые объекты, суэло, двери, люди</text:p>
      <text:p text:style-name="P245"/>
      <text:p text:style-name="P246">82 82 83 83 83 83 83 83 83 83 83 83 8A 8A 83 83 </text:p>
      <text:p text:style-name="P246">8A 8A 83 83 8A 8A 83 83 8A 8A 83 83 8A 8A 83 83 </text:p>
      <text:p text:style-name="P246">8A 8A 83 83 83 83 83 83 83 83 83 82 82 83 83 83 </text:p>
      <text:p text:style-name="P246">83 83 83 83 83 83 83 83 83 83 83 83 83 83 83 83 </text:p>
      <text:p text:style-name="P246">83 83 83 83 83 83 8A 83 8A 82 82 82 A4 A3 A3 A3 </text:p>
      <text:p text:style-name="P246">A3 A3 A3 AA AA AA AA A2 A2 A2 A2 12 A3 A2 AA A2 </text:p>
      <text:p text:style-name="P246">83 83 8A 8A 83 8A 83 93 93 93 93 93 93 93 93 93 </text:p>
      <text:p text:style-name="P246">93 93 93 93 93 93 93 92 93 93 9A 9A 93 93 9A 9A </text:p>
      <text:p text:style-name="P246">93 93 9A 9A 93 93 9A 9A 93 93 9A 9A 93 9A 93 9A </text:p>
      <text:p text:style-name="P246">93 9A A2 A3 A2 AA 83 83 83 83 1A 1A 1A 1A 83 83 </text:p>
      <text:p text:style-name="P247">83 83 83 8A 8A 83 83 A2 A2 A2 92 92 92 16 </text:p>
      <text:p text:style-name="P247"/>
      <text:p text:style-name="P248">3C 38 3C 3C 3F 3C 38 38 3E 3C 3E 3E 3F 3E 3C 3C </text:p>
      <text:p text:style-name="P248">3F 3E 3F 3F 3F 3F 3E 3E 3F 2B 0F 2F 2F 3E 3C 0F </text:p>
      <text:p text:style-name="P248">2F 06 0B 1F 0F 3C 38 0B 2B 01 06 0F 0B 2A 25 06 </text:p>
      <text:p text:style-name="P248">0C 08 04 03 0B 34 38 35 3C 38 3E 3C 3E 3D 3E 2C </text:p>
      <text:p text:style-name="P248">3E 1E 3E 0C 3E 0E 3E 0F 3E 1B 3E 0B 3E 07 3E 27 </text:p>
      <text:p text:style-name="P248">3E 37 3E 3B 3E 3A 3E 36 3E 35 3E 34 3E 38 3E 35 </text:p>
      <text:p text:style-name="P248">3C 34 38 30 2A 34 34 34 34 34 34 35 35 35 35 35 </text:p>
      <text:p text:style-name="P248">35 38 38 38 38 38 38 38 38 38 38 3C 38 38 3C 38 </text:p>
      <text:p text:style-name="P248">3C 3E 38 38 3E 3C 3E 3F 38 3C 3F 3E 3F 3F 3C 3E </text:p>
      <text:p text:style-name="P248">3F 3F 3F 3F 3E 3F 3F 3F 3F 3F 3F 2F 3F 2F 3F 3F </text:p>
      <text:p text:style-name="P248">3D 1F 2F 0F 2F 3F 2C 1A 0F 0B 1F 2F 2C 15 0B 06 </text:p>
      <text:p text:style-name="P248">1A 2F 28 30 2A 34 38 38 3E 3C 3E 3E 3F 3F 3F 3E </text:p>
      <text:p text:style-name="P248">3F 3C 3E 38 3E</text:p>
      <text:p text:style-name="P248"/>
      <text:p text:style-name="P248"/>
      <text:p text:style-name="P254">12<text:tab/>0001 0010 →<text:span text:style-name="T102"> 0010 0001; CY = 0</text:span></text:p>
      <text:p text:style-name="P254"/>
      <text:p text:style-name="P254"/>
      <text:p text:style-name="P254"/>
      <text:p text:style-name="P255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6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6"/>
          </table:table-cell>
        </table:table-row>
      </table:table>
      <text:p text:style-name="P254"/>
      <text:p text:style-name="P255">Вход в подземелье</text:p>
      <text:p text:style-name="P255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6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6"/>
          </table:table-cell>
        </table:table-row>
      </table:table>
      <text:p text:style-name="P255"/>
      <text:p text:style-name="P255"/>
      <text:p text:style-name="P255"/>
      <text:p text:style-name="P256"><text:soft-page-break/>Данные подземелий. </text:p>
      <text:p text:style-name="P276">Каждый 1-й байт это безопасность подземелья. 00 — безопасно. 19 — враги</text:p>
      <text:p text:style-name="P276">Каждый 3-й байт связан с цветом (цвет = 3-й байт + 1)</text:p>
      <text:p text:style-name="P276"/>
      <text:p text:style-name="P276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7">_DATA_F619_:</text:p>
          </table:table-cell>
        </table:table-row>
      </table:table>
      <text:p text:style-name="P276">19 5B 03 86 <text:tab/>Пещера медузы</text:p>
      <text:p text:style-name="P276">00 00 04 86 </text:p>
      <text:p text:style-name="P276">00 00 01 86 <text:tab/>Camineet Warehouse</text:p>
      <text:p text:style-name="P276">19 56 00 91 </text:p>
      <text:p text:style-name="P276">19 53 00 91 </text:p>
      <text:p text:style-name="P276">19 5E 00 91 </text:p>
      <text:p text:style-name="P276">19 53 00 91 </text:p>
      <text:p text:style-name="P276">19 55 00 91 </text:p>
      <text:p text:style-name="P276">19 57 00 91 </text:p>
      <text:p text:style-name="P276">19 57 00 91 </text:p>
      <text:p text:style-name="P276">19 53 00 91 </text:p>
      <text:p text:style-name="P276">19 56 00 91 </text:p>
      <text:p text:style-name="P276">19 56 00 91 </text:p>
      <text:p text:style-name="P276">19 55 00 91 </text:p>
      <text:p text:style-name="P276">19 57 00 91 </text:p>
      <text:p text:style-name="P276">00 00 00 91 </text:p>
      <text:p text:style-name="P276">19 5C 03 86 </text:p>
      <text:p text:style-name="P276">19 5C 03 86 </text:p>
      <text:p text:style-name="P276">19 5C 03 86 </text:p>
      <text:p text:style-name="P276">19 5C 03 86 </text:p>
      <text:p text:style-name="P276">00 00 02 86 </text:p>
      <text:p text:style-name="P276">00 00 02 86 </text:p>
      <text:p text:style-name="P276">19 4D 03 86 </text:p>
      <text:p text:style-name="P276">19 4D 01 91 </text:p>
      <text:p text:style-name="P276">19 5D 01 91 </text:p>
      <text:p text:style-name="P276">19 5D 01 91 </text:p>
      <text:p text:style-name="P276">19 5E 01 91 </text:p>
      <text:p text:style-name="P276">19 53 01 91 </text:p>
      <text:p text:style-name="P276">19 4B 06 86 </text:p>
      <text:p text:style-name="P276">19 4B 06 86 </text:p>
      <text:p text:style-name="P276">19 4B 06 86 </text:p>
      <text:p text:style-name="P276">19 54 05 85 </text:p>
      <text:p text:style-name="P276">19 58 05 85 </text:p>
      <text:p text:style-name="P276">00 00 05 85 </text:p>
      <text:p text:style-name="P276">19 52 06 86 </text:p>
      <text:p text:style-name="P276">19 4F 06 86 </text:p>
      <text:p text:style-name="P276">19 4B 06 86 </text:p>
      <text:p text:style-name="P276">19 50 06 86 </text:p>
      <text:p text:style-name="P276">19 50 06 86 </text:p>
      <text:p text:style-name="P276">19 4B 06 86 </text:p>
      <text:p text:style-name="P276">19 4C 09 86 </text:p>
      <text:p text:style-name="P276">19 51 09 86 </text:p>
      <text:p text:style-name="P276">19 51 09 86 </text:p>
      <text:p text:style-name="P276">19 52 07 91 </text:p>
      <text:p text:style-name="P276">19 4F 07 91 </text:p>
      <text:p text:style-name="P276">19 4F 07 91 </text:p>
      <text:p text:style-name="P276">19 56 07 91 </text:p>
      <text:p text:style-name="P276">19 50 08 86 </text:p>
      <text:p text:style-name="P276">19 51 08 86 </text:p>
      <text:p text:style-name="P276">19 4F 08 86 </text:p>
      <text:p text:style-name="P276">19 5A 08 86 </text:p>
      <text:p text:style-name="P276">19 59 08 86 </text:p>
      <text:p text:style-name="P276">19 59 08 86 </text:p>
      <text:p text:style-name="P276">19 55 05 91 </text:p>
      <text:p text:style-name="P276">19 53 05 91 </text:p>
      <text:p text:style-name="P276">19 57 05 91 </text:p>
      <text:p text:style-name="P276">19 57 05 91 </text:p>
      <text:p text:style-name="P276"><text:soft-page-break/>19 58 05 91 </text:p>
      <text:p text:style-name="P276">19 59 09 86 </text:p>
      <text:p text:style-name="P276">19 01 0A 91 </text:p>
      <text:p text:style-name="P276">19 01 02 91 </text:p>
      <text:p text:style-name="P276">00 00 00 00 </text:p>
      <text:p text:style-name="P276">00 00 00 00 </text:p>
      <text:p text:style-name="P276">00 00</text:p>
      <text:p text:style-name="P276"/>
      <text:p text:style-name="P276"/>
      <text:p text:style-name="P276"/>
      <text:p text:style-name="P256"/>
      <text:p text:style-name="P256">Camineet Warehouse</text:p>
      <text:p text:style-name="P256">_LABEL_6DE2_:</text:p>
      <text:p text:style-name="P256"/>
      <text:p text:style-name="P256"/>
      <text:p text:style-name="P256">ld hl, _RAM_FFFF_</text:p>
      <text:p text:style-name="P256">ld (hl), $03 <text:s text:c="2"/><text:tab/><text:tab/>// 3-й банк?? </text:p>
      <text:p text:style-name="P256">ld a, (_RAM_C30D_)<text:tab/>// <text:span text:style-name="T103">получаем номер подземелья (02)</text:span></text:p>
      <text:p text:style-name="P256">add a, a</text:p>
      <text:p text:style-name="P256">add a, a<text:tab/><text:tab/><text:tab/>// a = a * 4</text:p>
      <text:p text:style-name="P256">ld l, a</text:p>
      <text:p text:style-name="P256">ld h, $00</text:p>
      <text:p text:style-name="P256">ld de, _DATA_F61C_ <text:s text:c="2"/><text:tab/>// <text:span text:style-name="T103">DE = B61C</text:span></text:p>
      <text:p text:style-name="P256">add hl, de</text:p>
      <text:p text:style-name="P257">ld a, (hl)<text:tab/><text:tab/><text:tab/>// 06DF3: Watchpoint hit: Reading 86 from F624</text:p>
      <text:p text:style-name="P256">jp _LABEL_C97_<text:tab/><text:tab/>// <text:span text:style-name="T104">Далее всё это пишется в память</text:span></text:p>
      <text:p text:style-name="P256"/>
      <text:p text:style-name="P256">_LABEL_6D7F_:</text:p>
      <text:p text:style-name="P256"/>
      <text:p text:style-name="P256">ld hl, _RAM_FFFF_</text:p>
      <text:p text:style-name="P256">ld (hl), $03</text:p>
      <text:p text:style-name="P256">ld hl, _DATA_6DF7_<text:tab/>// <text:span text:style-name="T104">== 6DF7</text:span></text:p>
      <text:p text:style-name="P256">ld de, _RAM_C251_<text:tab/><text:tab/>// <text:span text:style-name="T104">== C251</text:span></text:p>
      <text:p text:style-name="P256">ld bc, $0007</text:p>
      <text:p text:style-name="P258">ldir<text:tab/><text:tab/><text:tab/><text:tab/>// <text:span text:style-name="T78">$00 $3F $30 $38 $03 $0B $0F</text:span><text:span text:style-name="T104"> → C251</text:span></text:p>
      <text:p text:style-name="P256">ld a, (_RAM_C30D_)<text:tab/>// <text:span text:style-name="T104">02 (Camineet color)</text:span></text:p>
      <text:p text:style-name="P256">add a, a</text:p>
      <text:p text:style-name="P256">add a, a<text:tab/><text:tab/><text:tab/>// <text:span text:style-name="T104">a *=4</text:span></text:p>
      <text:p text:style-name="P256">ld l, a</text:p>
      <text:p text:style-name="P256">ld h, $00</text:p>
      <text:p text:style-name="P256">ld de, _DATA_F619_</text:p>
      <text:p text:style-name="P256">add hl, de</text:p>
      <text:p text:style-name="P256">ld e, (hl) <text:s text:c="3"/>// 06D9B: Watchpoint hit: Reading 00 from F621</text:p>
      <text:p text:style-name="P256">inc hl</text:p>
      <text:p text:style-name="P256">ld d, (hl) <text:s text:c="2"/>// 06D9D: Watchpoint hit: Reading 00 from F622</text:p>
      <text:p text:style-name="P256">ld (_RAM_C2E3_), de<text:tab/>// <text:span text:style-name="T104">00 00</text:span></text:p>
      <text:p text:style-name="P256">inc hl</text:p>
      <text:p text:style-name="P256">ld a, (_RAM_C315_) <text:tab/>// <text:span text:style-name="T104">FF</text:span></text:p>
      <text:p text:style-name="P256">or a<text:tab/><text:tab/><text:tab/><text:tab/>// ??<text:span text:style-name="T104"> AC</text:span></text:p>
      <text:p text:style-name="P256">ld a, (hl) <text:s text:c="3"/><text:tab/><text:tab/>// 06DA7: Watchpoint hit: Reading 01 from F623</text:p>
      <text:p text:style-name="P256">jr nz, +</text:p>
      <text:p text:style-name="P256">ld e, a</text:p>
      <text:p text:style-name="P256">ld a, (_RAM_C30D_)</text:p>
      <text:p text:style-name="P256">ld hl, $6DFE</text:p>
      <text:p text:style-name="P256">ld bc, $0006</text:p>
      <text:p text:style-name="P256">cpir</text:p>
      <text:p text:style-name="P256">ld a, e</text:p>
      <text:p text:style-name="P256">jr z, +</text:p>
      <text:p text:style-name="P256">ld a, $FF</text:p>
      <text:p text:style-name="P256">+:</text:p>
      <text:p text:style-name="P256">inc a<text:tab/><text:tab/><text:tab/><text:tab/>// <text:span text:style-name="T104">2</text:span></text:p>
      <text:p text:style-name="P256">ld (_RAM_C315_), a<text:tab/>// <text:span text:style-name="T104">Color 2</text:span></text:p>
      <text:p text:style-name="P256">add a, a</text:p>
      <text:p text:style-name="P256">add a, a</text:p>
      <text:p text:style-name="P256"><text:soft-page-break/>add a, a<text:tab/><text:tab/><text:tab/>// *<text:span text:style-name="T105">8 = 0x10 (16)</text:span></text:p>
      <text:p text:style-name="P256">ld l, a</text:p>
      <text:p text:style-name="P256">ld h, $00</text:p>
      <text:p text:style-name="P256">ld de, _DATA_F5B9_<text:tab/>// <text:span text:style-name="T105">B5B9</text:span></text:p>
      <text:p text:style-name="P259">add hl, de<text:tab/><text:tab/><text:tab/>// <text:span text:style-name="T105">B5B9 + 10 = B5C9 == F5C9</text:span></text:p>
      <text:p text:style-name="P256">ld a, (hl)<text:tab/><text:tab/><text:tab/>// <text:span text:style-name="T105">18</text:span></text:p>
      <text:p text:style-name="P256">ld (_RAM_C240_), a</text:p>
      <text:p text:style-name="P256">ld de, _RAM_C248_<text:tab/><text:tab/>// <text:bookmark-start text:name="__DdeLink__5522_1732120304"/><text:span text:style-name="T105">C248</text:span><text:bookmark-end text:name="__DdeLink__5522_1732120304"/></text:p>
      <text:p text:style-name="P256">ld bc, $0008</text:p>
      <text:p text:style-name="P259">ldir<text:tab/><text:tab/><text:tab/><text:tab/>// <text:span text:style-name="T105">$18 $1C $00 $14 $2E $19 $1D $2E → C248</text:span></text:p>
      <text:p text:style-name="P256">ld a, (_RAM_C249_)<text:tab/>// <text:span text:style-name="T106">1C</text:span></text:p>
      <text:p text:style-name="P256">ld (_RAM_C248_), a<text:tab/>// <text:span text:style-name="T106">C248 = 1C</text:span></text:p>
      <text:p text:style-name="P256">ld a, (_RAM_C24D_)<text:tab/>// <text:span text:style-name="T106">19</text:span></text:p>
      <text:p text:style-name="P256">ld (_RAM_C250_), a<text:tab/>// <text:span text:style-name="T106">C250 = 19</text:span></text:p>
      <text:p text:style-name="P256">ret</text:p>
      <text:p text:style-name="P256"/>
      <text:p text:style-name="P261">палитра</text:p>
      <text:p text:style-name="P261">18 00 3F 06 2F 0B 0C 04 1C <text:span text:style-name="T69">1C 00 14 2E 19 1D 2E (F5C9)</text:span></text:p>
      <text:p text:style-name="P261"><text:span text:style-name="T107">19</text:span> <text:span text:style-name="T69">00 3F 30 38 03 0B 0F</text:span> 38 34 06 01 2A 25 08 0C</text:p>
      <text:p text:style-name="P260"/>
      <text:p text:style-name="P256"/>
      <text:p text:style-name="P256">06DF3: Watchpoint hit: Reading 86 from F624</text:p>
      <text:p text:style-name="P256">06D9B: Watchpoint hit: Reading 00 from F621</text:p>
      <text:p text:style-name="P256"/>
      <text:p text:style-name="P262">надо узнать, как номер подземелья попадает в память C30D</text:p>
      <text:p text:style-name="P262"/>
      <text:p text:style-name="P263">_LABEL_78BD_:<text:tab/></text:p>
      <text:p text:style-name="P263"><text:tab/><text:tab/>cp $0A</text:p>
      <text:p text:style-name="P263"><text:tab/><text:tab/>jp nz, +</text:p>
      <text:p text:style-name="P263"><text:tab/><text:tab/>ld (_RAM_C202_), a<text:tab/>// 0A → C202</text:p>
      <text:p text:style-name="P263">HL = AA8E</text:p>
      <text:p text:style-name="P263"><text:tab/><text:tab/>inc hl<text:tab/><text:tab/><text:tab/>// AA8F == EA8F</text:p>
      <text:p text:style-name="P263"><text:tab/><text:tab/>ld d, (hl)</text:p>
      <text:p text:style-name="P263"><text:tab/><text:tab/>inc hl</text:p>
      <text:p text:style-name="P263"><text:tab/><text:tab/>ld e, (hl)<text:tab/><text:tab/><text:tab/>// <text:bookmark-start text:name="__DdeLink__5527_1732120304"/>025E<text:bookmark-end text:name="__DdeLink__5527_1732120304"/></text:p>
      <text:p text:style-name="P263"><text:tab/><text:tab/>ld (_RAM_C30C_), de</text:p>
      <text:p text:style-name="P263"><text:tab/><text:tab/>inc hl</text:p>
      <text:p text:style-name="P263"><text:tab/><text:tab/>ld a, (hl)</text:p>
      <text:p text:style-name="P263"><text:tab/><text:tab/>ld (_RAM_C30A_), a</text:p>
      <text:p text:style-name="P263"><text:tab/><text:tab/>ld hl, (_RAM_C311_)<text:tab/>// <text:span text:style-name="T109">00 A0, Y mirror</text:span></text:p>
      <text:p text:style-name="P263"><text:tab/><text:tab/>ld (_RAM_C305_), hl<text:tab/></text:p>
      <text:p text:style-name="P264"><text:tab/><text:tab/>ld hl, (_RAM_C313_)<text:tab/>// <text:span text:style-name="T109">06 40 <text:s/>X mirror</text:span></text:p>
      <text:p text:style-name="P263"><text:tab/><text:tab/>ld (_RAM_C301_), hl</text:p>
      <text:p text:style-name="P263"><text:tab/><text:tab/>xor a</text:p>
      <text:p text:style-name="P263"><text:tab/><text:tab/>ld (_RAM_C30E_), a</text:p>
      <text:p text:style-name="P263"><text:tab/><text:tab/>jp _LABEL_7908_</text:p>
      <text:p text:style-name="P263"><text:tab/></text:p>
      <text:p text:style-name="P263">+:<text:tab/></text:p>
      <text:p text:style-name="P263"><text:tab/><text:tab/>cp $0C</text:p>
      <text:p text:style-name="P263"><text:tab/><text:tab/>ret nz</text:p>
      <text:p text:style-name="P263"><text:tab/><text:tab/>ld (_RAM_C202_), a</text:p>
      <text:p text:style-name="P263"><text:tab/><text:tab/>inc hl</text:p>
      <text:p text:style-name="P263"><text:tab/><text:tab/>ld a, (hl)</text:p>
      <text:p text:style-name="P263"><text:tab/><text:tab/>ld (_RAM_C29E_), a</text:p>
      <text:p text:style-name="P263"><text:tab/><text:tab/>inc hl</text:p>
      <text:p text:style-name="P263"><text:tab/><text:tab/>ld a, (hl)</text:p>
      <text:p text:style-name="P263"><text:tab/><text:tab/>inc hl</text:p>
      <text:p text:style-name="P263"><text:tab/><text:tab/>ld h, (hl)</text:p>
      <text:p text:style-name="P263"><text:tab/><text:tab/>ld l, a</text:p>
      <text:p text:style-name="P263"><text:tab/><text:tab/>ld (_RAM_C2DB_), hl</text:p>
      <text:p text:style-name="P263"><text:tab/><text:tab/>xor a</text:p>
      <text:p text:style-name="P263"><text:tab/><text:tab/>ld (_RAM_C29D_), a</text:p>
      <text:p text:style-name="P263"><text:tab/><text:tab/>ld hl, (_RAM_C311_)</text:p>
      <text:p text:style-name="P263"><text:tab/><text:tab/>ld (_RAM_C305_), hl</text:p>
      <text:p text:style-name="P263"><text:soft-page-break/><text:tab/><text:tab/>ld hl, (_RAM_C313_)</text:p>
      <text:p text:style-name="P263"><text:tab/><text:tab/>ld (_RAM_C301_), hl</text:p>
      <text:p text:style-name="P263">_LABEL_7908_:<text:tab/></text:p>
      <text:p text:style-name="P263"><text:tab/><text:tab/>ld a, (_RAM_C810_)</text:p>
      <text:p text:style-name="P263"><text:tab/><text:tab/>ld (_RAM_C2D7_), a</text:p>
      <text:p text:style-name="P263"><text:tab/><text:tab/>ld hl, _RAM_C26F_</text:p>
      <text:p text:style-name="P263"><text:tab/><text:tab/>ld de, _RAM_C26F_ + 1</text:p>
      <text:p text:style-name="P263"><text:tab/><text:tab/>ld bc, $0017</text:p>
      <text:p text:style-name="P263"><text:tab/><text:tab/>ld (hl), $00</text:p>
      <text:p text:style-name="P263"><text:tab/><text:tab/>ldir</text:p>
      <text:p text:style-name="P263"><text:tab/><text:tab/>ld hl, _RAM_C800_</text:p>
      <text:p text:style-name="P263"><text:tab/><text:tab/>ld de, _RAM_C800_ + 1</text:p>
      <text:p text:style-name="P263"><text:tab/><text:tab/>ld bc, $00FF</text:p>
      <text:p text:style-name="P263"><text:tab/><text:tab/>ld (hl), $00</text:p>
      <text:p text:style-name="P263"><text:tab/><text:tab/>ldir</text:p>
      <text:p text:style-name="P263"><text:tab/><text:tab/>pop hl</text:p>
      <text:p text:style-name="P263"><text:tab/><text:tab/>ret</text:p>
      <text:p text:style-name="P263"/>
      <text:p text:style-name="P263"/>
      <text:p text:style-name="P265"/>
      <text:p text:style-name="P265"/>
      <text:p text:style-name="P276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5"/>
      <text:p text:style-name="P265"/>
      <text:p text:style-name="P275">Baya Malay Cave E95<text:span text:style-name="T112">5</text:span></text:p>
      <text:p text:style-name="P275"><text:span text:style-name="T112">0A </text:span>00 5A 00 2B 16</text:p>
      <text:p text:style-name="P265"/>
      <text:p text:style-name="P267">Medusa“s Cave 0xE96<text:span text:style-name="T112">7</text:span></text:p>
      <text:p text:style-name="P276">0A <text:span text:style-name="T109">00 DC 00 46 76</text:span></text:p>
      <text:p text:style-name="P268"/>
      <text:p text:style-name="P269">Scion Cave: 0xE96<text:span text:style-name="T112">D</text:span></text:p>
      <text:p text:style-name="P269"><text:span text:style-name="T112">0A </text:span>13 DE 00 09 62</text:p>
      <text:p text:style-name="P269"/>
      <text:p text:style-name="P270">E9A<text:span text:style-name="T112">9</text:span> <text:span text:style-name="T111">холм</text:span></text:p>
      <text:p text:style-name="P272"><text:span text:style-name="T112">0A </text:span>14 CB 00 26 68</text:p>
      <text:p text:style-name="P270"/>
      <text:p text:style-name="P274">E9B<text:span text:style-name="T112">5</text:span> тюрьма</text:p>
      <text:p text:style-name="P274"><text:span text:style-name="T112">0A </text:span>01 D2 00 28 64 <text:span text:style-name="T19">08</text:span> 0E 11 13 70</text:p>
      <text:p text:style-name="P270"/>
      <text:p text:style-name="P266">Camineet Warehouse 0x<text:span text:style-name="T108">EA8E</text:span></text:p>
      <text:p text:style-name="P266"><text:span text:style-name="T112">0A </text:span><text:bookmark-start text:name="__DdeLink__5530_1732120304"/>02 5E 00 12 5E <text:bookmark-end text:name="__DdeLink__5530_1732120304"/></text:p>
      <text:p text:style-name="P266">02 <text:tab/>C30D<text:tab/>// <text:span text:style-name="T110">Dungeon ID</text:span></text:p>
      <text:p text:style-name="P266">5E <text:tab/>C30C<text:tab/>// Room ID</text:p>
      <text:p text:style-name="P266">00 <text:tab/>C30A<text:tab/>// Direction</text:p>
      <text:p text:style-name="P266"/>
      <text:p text:style-name="P272">EB7<text:span text:style-name="T112">2</text:span> — г<text:span text:style-name="T19">отик </text:span><text:span text:style-name="T20">данж</text:span></text:p>
      <text:p text:style-name="P272"><text:span text:style-name="T112">0A </text:span>00 2E 02 17 25 </text:p>
      <text:p text:style-name="P273">смешно, но выход в аэропорт обрабатывается где-то по-иному</text:p>
      <text:p text:style-name="P272"/>
      <text:p text:style-name="P272">EBD9 подземелье сумасшедшего доктора</text:p>
      <text:p text:style-name="P272">02 12 01 4B 20 0A 02 DE 00 55 19 0C</text:p>
      <text:p text:style-name="P271"/>
      <text:p text:style-name="P269">Drasgow Warehouse 0xEC9A</text:p>
      <text:p text:style-name="P269">15 D1 00 19 23 0C 08 57 0D 21 1B 0C 08 56 03 22</text:p>
      <text:p text:style-name="P269"/>
      <text:p text:style-name="P274">Governor: ED5A</text:p>
      <text:p text:style-name="P274">21 D4 00 21 23 0C 08 38 31 23 25 0C 10 33 07 23 27 0C</text:p>
      <text:p text:style-name="P274"/>
      <text:p text:style-name="P274"/>
      <text:p text:style-name="P277"/>
      <text:p text:style-name="P278">Характеристики вещей <text:span text:style-name="T113">(64)</text:span> (урон, защита)</text:p>
      <text:p text:style-name="P278"/>
      <text:p text:style-name="P278"/>
      <text:p text:style-name="P277"><text:soft-page-break/>Phantasy Star (J) [!]</text:p>
      <text:p text:style-name="P277">Phantasy Star (J) [T+Eng1.02_SMS Power]</text:p>
      <text:p text:style-name="P277">0x1996</text:p>
      <text:p text:style-name="P277"/>
      <text:p text:style-name="P277">Phantasy Star (K) [!]</text:p>
      <text:p text:style-name="P277">0x19A3</text:p>
      <text:p text:style-name="P277"/>
      <text:p text:style-name="P277">Phantasy Star (UE) (V1.1) [!]</text:p>
      <text:p text:style-name="P277">Phantasy Star (UE) (V1.2) [!]</text:p>
      <text:p text:style-name="P277">Phantasy Star (B) [!]</text:p>
      <text:p text:style-name="P277">0x183A</text:p>
      <text:p text:style-name="P277"/>
      <text:p text:style-name="P277">00 03 04 0C 0A 0A 0A 15 1F 12 1E 1E 2E 32 3C 50 </text:p>
      <text:p text:style-name="P277">05 05 0F 14 1E 1E 3C 50 28 03 08 0F 17 28 1E 28 </text:p>
      <text:p text:style-name="P277">32 00 00 00 00 00 00 00 00 00 00 00 00 00 00 00 </text:p>
      <text:p text:style-name="P277">00 00 00 00 00 00 00 00 00 00 00 00 00 00 00 00</text:p>
      <text:p text:style-name="P277"/>
      <text:p text:style-name="P277"/>
      <text:p text:style-name="P279">Порядок оружия наводит на мысль, что мощь допиливали уже позже</text:p>
      <text:p text:style-name="P2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4T16:20:01.949206627</dc:date>
    <meta:editing-duration>P1DT18H40M57S</meta:editing-duration>
    <meta:editing-cycles>105</meta:editing-cycles>
    <meta:generator>LibreOffice/5.1.4.2$Linux_X86_64 LibreOffice_project/10m0$Build-2</meta:generator>
    <meta:document-statistic meta:table-count="57" meta:image-count="0" meta:object-count="0" meta:page-count="40" meta:paragraph-count="2018" meta:word-count="9357" meta:character-count="54559" meta:non-whitespace-character-count="46840"/>
  </office:meta>
</office:document-meta>
</file>